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467E00002CC1DF123BA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Ομάδα:</text:p>
      <text:p text:style-name="P5">Καλογέρης Άλκης 1115-2005-00076</text:p>
      <text:p text:style-name="P5">Βαρβαρίγος Εμμανουήλ 1115-2009-00011</text:p>
      <text:p text:style-name="Standard"/>
      <text:p text:style-name="Standard"/>
      <text:p text:style-name="P4">Car_Project Readme</text:p>
      <text:p text:style-name="P4"/>
      <text:p text:style-name="P4"><draw:frame draw:style-name="fr1" draw:name="graphics1" text:anchor-type="paragraph" svg:y="0.1354in" svg:width="3.4681in" svg:height="2.2075in" draw:z-index="0"><draw:image xlink:href="Pictures/200000090000467E00002CC1DF123BA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Οδηγίες Εκτέλεσης</text:p>
      <text:p text:style-name="Standard">-------------------</text:p>
      <text:p text:style-name="Standard"/>
      <text:p text:style-name="Standard">s / q ~ <text:span text:style-name="T1">Εκκίνηση / Τέλος παιχνιδιού</text:span> </text:p>
      <text:p text:style-name="Standard">a / d ~ <text:span text:style-name="T1">Επιτάχυνση / Επιβράδυνση</text:span></text:p>
      <text:p text:style-name="Standard"><text:span text:style-name="T2">z / x</text:span> ~ <text:span text:style-name="T1">Αύξηση / Μείωση ζούμ</text:span></text:p>
      <text:p text:style-name="Standard"><text:span text:style-name="T2">c / v</text:span> ~ <text:span text:style-name="T1">Αύξηση / Μείωση γωνίας θέασης</text:span></text:p>
      <text:p text:style-name="Standard">t / y ~ <text:span text:style-name="T1">Αύξηση / Μείωση χρονικού βήματος</text:span></text:p>
      <text:p text:style-name="P1">i / o / p ~ <text:span text:style-name="T1">Εύκολο / Μέτριο / Δύσκολο επίπεδο παιχνιδιού</text:span></text:p>
      <text:p text:style-name="P2">(διαθέσιμα μόνο πριν την πρώτη εκκίνηση των 3 ζωών)</text:p>
      <text:p text:style-name="Standard"/>
      <text:p text:style-name="Standard"/>
      <text:p text:style-name="Standard"/>
      <text:p text:style-name="Standard">Παραδοχές και σχετικές υλοποιήσεις:</text:p>
      <text:p text:style-name="Standard"/>
      <text:p text:style-name="Standard"><text:span text:style-name="T1">Τα αυτοκίνητα</text:span> ευθυγραμμίστηκαν με τους άξονες x και z, το ύψος αφέθηκε ίδιο<text:span text:style-name="T1">(4)</text:span> για προφανείς λόγους.</text:p>
      <text:p text:style-name="Standard"/>
      <text:p text:style-name="Standard">Από το <text:span text:style-name="T1">διάβασμα</text:span> των αρχείων μοντέλων βρίσκονται τα <text:span text:style-name="T2">faces</text:span> και points και αποθηκεύονται στις αντίστοιχες δομές <text:span text:style-name="T1">και</text:span> παράλληλα αποθηκεύεται το όνομα του αρχείου. <text:span text:style-name="T1">Έπειτα κατά την προβολή των μοντέλων γίνεται υπολογισμός των κάθετων διανυσμάτων φωτισμού(</text:span><text:span text:style-name="T2">normals) </text:span><text:span text:style-name="T1">μέσω των σημείων των <text:s/>πλευρών με την χρήση του τύπου του εξωτερικού γινομένου των διανυσμάτων που συνδέουν τους 3 </text:span><text:soft-page-break/><text:span text:style-name="T1">κόμβους και κανονικοποιούνται για να έχουν μέτρο ίσο με 1.</text:span></text:p>
      <text:p text:style-name="Standard"/>
      <text:p text:style-name="Standard"><text:span text:style-name="T1">Η</text:span> ρύθμιση των αποστάσεων μεταξύ των <text:span text:style-name="T1">αυτοκινήτων στις στροφές γίνεται με κατάλληλη αρχικοποίηση του σημείου στριψίματος και της ακτίνας της κυκλικής τους τροχιάς.</text:span></text:p>
      <text:p text:style-name="P2"/>
      <text:p text:style-name="Standard"><text:span text:style-name="T1">Το φανάρι , τα ευθύγραμμα μέρη της πίστας καθώς και η γραμμή εκκίνησης γίνονται με </text:span><text:span text:style-name="T2">scaled </text:span><text:span text:style-name="T1">κύβους.</text:span></text:p>
      <text:p text:style-name="Standard"><text:span text:style-name="T1">Οι λάμπες του φαναριού από </text:span><text:span text:style-name="T2">scaled </text:span><text:span text:style-name="T1">σφαίρες.</text:span></text:p>
      <text:p text:style-name="Standard"/>
      <text:p text:style-name="P2">Ο έλεγχος εκτροπής του αυτοκινήτου 2 γίνεται όταν δεν βρίσκεται σε ένα από τα 2 ευθύγραμμα τμήματα.</text:p>
      <text:p text:style-name="P2"/>
      <text:p text:style-name="P2">Ο έλεγχος επαφής του αυτοκινήτου 2 με την γέφυρα γίνεται σύμφωνα με την θέση <text:span text:style-name="T2">x </text:span>και την <text:span text:style-name="T2">z, </text:span>δηλαδή αν είναι πάνω απ' την γέφυρα ως προς <text:span text:style-name="T2">x </text:span>και είναι και στο πάνω μέρος της πίστας (δηλαδή αρνητικό <text:span text:style-name="T2">z</text:span>).</text:p>
      <text:p text:style-name="P2"/>
      <text:p text:style-name="P2">Επίσης γίνεται έλεγχος για το αν πάει να ανοίξει η γέφυρα όταν το αυτοκίνητο 1 βρίσκεται πάνω της. Εάν γίνει κάτι τέτοιο καθυστερούμε το άνοιγμα όσο βρίσκεται πάνω της.</text:p>
      <text:p text:style-name="P2"/>
      <text:p text:style-name="P2">Επίσης γίνεται έλεγχος για το αν πάει να ανοίξει η γέφυρα και το αυτοκίνητο 1 βρίσκεται λίγο πριν από αυτήν. Εάν γίνει κάτι τέτοιο σταματάμε το όχημα λίγο πριν την γέφυρα. Το ίδιο γίνεται και όταν το αυτοκίνητο 1 φτάσει στο φανάρι και η γέφυρα είναι σηκωμένη.</text:p>
      <text:p text:style-name="P2"/>
      <text:p text:style-name="P2">Επίσης γίνεται έλεγχος για το αν κλείσει η γέφυρα και το αυτοκίνητο 2 βρίσκεται κοντά της και είναι σταματημένο. Εάν γίνει κάτι τέτοιο εκκινεί το αυτοκίνητο 2 με την προκαθορισμένη ταχύτητα.</text:p>
      <text:p text:style-name="P2"/>
      <text:p text:style-name="P2"/>
      <text:p text:style-name="P2">Τα μηνύματα τρακαρίσματος, ήττας ή τερματισμού του αγώνα προβάλονται για ένα προκαθορισμένο διάστημα.</text:p>
      <text:p text:style-name="P2"/>
      <text:p text:style-name="P2">Το μήνυμα τερματισμού προβάλει ποιος νίκησε και για πόσα δευτερόλεπτα.</text:p>
      <text:p text:style-name="P2"/>
      <text:p text:style-name="P2">Είτε σε περίπτωση νίκης, ήττας ή τερματισμού το παιχνίδι ξεκινάει ξανά από την αρχή περιμένοντας απλά την επόμενη εκκίνηση από τον παίκτη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6T18:05:22.14</meta:creation-date>
    <dc:date>2012-02-16T22:29:00.13</dc:date>
    <meta:editing-duration>PT7M12S</meta:editing-duration>
    <meta:editing-cycles>2</meta:editing-cycles>
    <meta:generator>LibreOffice/3.4$Win32 LibreOffice_project/340m1$Build-502</meta:generator>
    <meta:document-statistic meta:table-count="0" meta:image-count="1" meta:object-count="0" meta:page-count="2" meta:paragraph-count="27" meta:word-count="414" meta:character-count="2492" meta:non-whitespace-character-count="2103"/>
  </office:meta>
</office:document-meta>
</file>